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808cm" table:align="left"/>
    </style:style>
    <style:style style:name="Table1.A" style:family="table-column">
      <style:table-column-properties style:column-width="3.80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362cm" table:align="left"/>
    </style:style>
    <style:style style:name="Table2.A" style:family="table-column">
      <style:table-column-properties style:column-width="3.36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298cm" table:align="left"/>
    </style:style>
    <style:style style:name="Table3.A" style:family="table-column">
      <style:table-column-properties style:column-width="0.2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4.046cm" table:align="left"/>
    </style:style>
    <style:style style:name="Table5.A" style:family="table-column">
      <style:table-column-properties style:column-width="4.046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4.96cm" table:align="left"/>
    </style:style>
    <style:style style:name="Table7.A" style:family="table-column">
      <style:table-column-properties style:column-width="4.96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0.504cm" table:align="left"/>
    </style:style>
    <style:style style:name="Table8.A" style:family="table-column">
      <style:table-column-properties style:column-width="0.50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2.632cm" table:align="left"/>
    </style:style>
    <style:style style:name="Table9.A" style:family="table-column">
      <style:table-column-properties style:column-width="2.632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3.498cm" table:align="left"/>
    </style:style>
    <style:style style:name="Table10.A" style:family="table-column">
      <style:table-column-properties style:column-width="3.498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504cm" table:align="left"/>
    </style:style>
    <style:style style:name="Table11.A" style:family="table-column">
      <style:table-column-properties style:column-width="0.504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3.112cm" table:align="left"/>
    </style:style>
    <style:style style:name="Table12.A" style:family="table-column">
      <style:table-column-properties style:column-width="3.112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0.504cm" table:align="left"/>
    </style:style>
    <style:style style:name="Table13.A" style:family="table-column">
      <style:table-column-properties style:column-width="0.504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.933cm" table:align="left"/>
    </style:style>
    <style:style style:name="Table14.A" style:family="table-column">
      <style:table-column-properties style:column-width="1.933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.933cm" table:align="left"/>
    </style:style>
    <style:style style:name="Table15.A" style:family="table-column">
      <style:table-column-properties style:column-width="1.933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5.83cm" table:align="left"/>
    </style:style>
    <style:style style:name="Table16.A" style:family="table-column">
      <style:table-column-properties style:column-width="5.83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0.298cm" table:align="left"/>
    </style:style>
    <style:style style:name="Table17.A" style:family="table-column">
      <style:table-column-properties style:column-width="0.298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0.298cm" table:align="left"/>
    </style:style>
    <style:style style:name="Table18.A" style:family="table-column">
      <style:table-column-properties style:column-width="0.29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0.298cm" table:align="left"/>
    </style:style>
    <style:style style:name="Table19.A" style:family="table-column">
      <style:table-column-properties style:column-width="0.29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0.298cm" table:align="left"/>
    </style:style>
    <style:style style:name="Table20.A" style:family="table-column">
      <style:table-column-properties style:column-width="0.298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504cm" table:align="left"/>
    </style:style>
    <style:style style:name="Table21.A" style:family="table-column">
      <style:table-column-properties style:column-width="0.504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298cm" table:align="left"/>
    </style:style>
    <style:style style:name="Table22.A" style:family="table-column">
      <style:table-column-properties style:column-width="0.29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.951cm" table:align="left"/>
    </style:style>
    <style:style style:name="Table23.A" style:family="table-column">
      <style:table-column-properties style:column-width="1.951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0.504cm" table:align="left"/>
    </style:style>
    <style:style style:name="Table24.A" style:family="table-column">
      <style:table-column-properties style:column-width="0.504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2.424cm" table:align="left"/>
    </style:style>
    <style:style style:name="Table25.A" style:family="table-column">
      <style:table-column-properties style:column-width="2.424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5.251cm" table:align="left"/>
    </style:style>
    <style:style style:name="Table26.A" style:family="table-column">
      <style:table-column-properties style:column-width="5.251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5.251cm" table:align="left"/>
    </style:style>
    <style:style style:name="Table27.A" style:family="table-column">
      <style:table-column-properties style:column-width="5.251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5.251cm" table:align="left"/>
    </style:style>
    <style:style style:name="Table28.A" style:family="table-column">
      <style:table-column-properties style:column-width="5.251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5.251cm" table:align="left"/>
    </style:style>
    <style:style style:name="Table29.A" style:family="table-column">
      <style:table-column-properties style:column-width="5.251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5.251cm" table:align="left"/>
    </style:style>
    <style:style style:name="Table30.A" style:family="table-column">
      <style:table-column-properties style:column-width="5.251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9.114cm" table:align="left"/>
    </style:style>
    <style:style style:name="Table31.A" style:family="table-column">
      <style:table-column-properties style:column-width="9.114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9.114cm" table:align="left"/>
    </style:style>
    <style:style style:name="Table32.A" style:family="table-column">
      <style:table-column-properties style:column-width="9.114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9.114cm" table:align="left"/>
    </style:style>
    <style:style style:name="Table33.A" style:family="table-column">
      <style:table-column-properties style:column-width="9.114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9.114cm" table:align="left"/>
    </style:style>
    <style:style style:name="Table34.A" style:family="table-column">
      <style:table-column-properties style:column-width="9.114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9.114cm" table:align="left"/>
    </style:style>
    <style:style style:name="Table35.A" style:family="table-column">
      <style:table-column-properties style:column-width="9.114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4.736cm" table:align="left"/>
    </style:style>
    <style:style style:name="Table36.A" style:family="table-column">
      <style:table-column-properties style:column-width="4.736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4.584cm" table:align="left"/>
    </style:style>
    <style:style style:name="Table37.A" style:family="table-column">
      <style:table-column-properties style:column-width="4.584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4.584cm" table:align="left"/>
    </style:style>
    <style:style style:name="Table38.A" style:family="table-column">
      <style:table-column-properties style:column-width="4.584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4.584cm" table:align="left"/>
    </style:style>
    <style:style style:name="Table39.A" style:family="table-column">
      <style:table-column-properties style:column-width="4.584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4.584cm" table:align="left"/>
    </style:style>
    <style:style style:name="Table40.A" style:family="table-column">
      <style:table-column-properties style:column-width="4.584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8.604cm" table:align="left"/>
    </style:style>
    <style:style style:name="Table41.A" style:family="table-column">
      <style:table-column-properties style:column-width="8.604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1.723cm" table:align="left"/>
    </style:style>
    <style:style style:name="Table42.A" style:family="table-column">
      <style:table-column-properties style:column-width="1.723cm"/>
    </style:style>
    <style:style style:name="Table4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include&lt;pthread.h&gt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#include&lt;stdio.h&gt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"><text:bookmark text:name="LC3"/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int arr[500]={22, 47, 14, 28, 32, 31, 5, 37, 16, 46, 14, 43, 33, 18, 25, 5, 25, 21, 39, 33, 38, 13, 41, 29, 4, 30, 33, 31, 12, 37, 34, 39, 21, 15, 18, 6, 31, 33, 31, 13, 2, 38, 17, 28, 11, 33, 20, 7, 8, 15, 37, 48, 11, 17, 48, 11, 25, 13, 49, 12, 46, 1, 7, 10, 6, 10, 16, 37, 38, 37, 44, 35, 26, 32, 27, 34, 35, 12, 50, 13, 18, 22, 8, 1, 16, 38, 21, 9, 9, 42, 27, 7, 42, 38, 9, 41, 47, 43, 4, 10, 13, 39, 37, 9, 33, 37, 22, 6, 41, 38, 12, 38, 32, 19, 9, 26, 38, 47, 10, 41, 37, 27, 36, 25, 26, 48, 24, 16, 30, 36, 41, 3, 38, 25, 29, 31, 27, 35, 28, 17, 5, 32, 40, 16, 50, 44, 40, 48, 18, 45, 35, 48, 33, 5, 41, 41, 2, 12, 39, 40, 6, 47, 10, 4, 34, 29, 19, 14, 4, 28, 22, 5, 43, 4, 20, 36, 11, 44, 44, 43, 14, 3, 41, 20, 20, 21, 45, 29, 39, 17, 45, 47, 19, 32, 31, 43, 14, 34, 24, 48, 29, 30, 28, 33, 31, 9, 29, 35, 24, 42, 31, 6, 33, 30, 2, 46, 24, 42, 16, 37, 15, 12, 42, 37, 49, 18, 1, 48, 47, 3, 22, 25, 50, 21, 46, 8, 15, 20, 39, 34, 2, 42, 28, 9, 13, 28, 27, 10, 5, 32, 9, 2, 3, 50, 32, 42, 32, 16, 32, 50, 3, 4, 25, 22, 43, 31, 23, 1, 3, 32, 21, 45, 14, 46, 49, 16, 38, 39, 2, 13, 6, 2, 11, 39, 50, 21, 9, 39, 18, 15, 15, 2, 27, 44, 16, 31, 34, 11, 18, 13, 35, 25, 33, 16, 22, 17, 50, 19, 36, 44, 19, 36, 26, 45, 37, 13, 37, 16, 18, 24, 44, 31, 5, 33, 9, 31, 48, 47, 7, 32, 8, 35, 5, 8, 32, 6, 36, 20, 4, 14, 33, 42, 17, 4, 23, 45, 25, 29, 14, 23, 32, 2, 47, 21, 28, 44, 38, 5, 41, 49, 13, 8, 7, 46, 27, 28, 8, 48, 34, 27, 20, 7, 8, 15, 2, 46, 44, 28, 45, 47, 35, 47, 33, 1, 45, 50, 20, 29, 15, 5, 35, 2, 10, 14, 5, 32, 30, 27, 37, 9, 34, 35, 24, 46, 33, 28, 46, 44, 7, 13, 37, 33, 32, 41, 34, 20, 47, 5, 24, 49, 29, 4, 29, 13, 49, 39, 25, 49, 28, 18, 27, 50, 7, 9, 28, 15, 15, 36, 19, 27, 34, 6, 39, 39, 39, 12, 33, 40, 19, 33, 11, 50, 30, 29, 49, 31, 14, 30, 10, 41, 8, 20, 50, 20, 23, 43, 33, 22, 3, 21, 32, 6, 42, 25, 17, 50, 4, 12, 2, 30, 31, 41, 31, 5, 36, 25, 48, 38, 5, 30, 1, 38, 11, 28, 45, 39, 5, 17, 45, 6, 5}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int x=0,sum=0,y=100;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bookmark text:name="LC6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void* task_body(void *arg)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{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char* pv=arg;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for(int i=x;i&lt;y;i++)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{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sum=sum+arr[i];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}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x=x+100;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y=y+100;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printf("Your Sum is %d\n",sum);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"><text:bookmark text:name="LC17"/>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"><text:bookmark text:name="LC18"/>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"><text:bookmark text:name="LC19"/>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"><text:bookmark text:name="LC20"/>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}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"><text:bookmark text:name="LC22"/>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int main()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{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void* status;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pthread_t pt1; //thread handle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pthread_t pt2; //thread handle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pthread_t pt3; //thread handle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pthread_t pt4; //thread handle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pthread_t pt5; //thread handle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pthread_create(&amp;pt1,NULL,task_body,"SUM100");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pthread_create(&amp;pt2,NULL,task_body,"SUM200");</text:p>
          </table:table-cell>
        </table:table-row>
      </table:table>
      <table:table table:name="Table33" table:style-name="Table33">
        <table:table-column table:style-name="Table33.A"/>
        <text:soft-page-break/>
        <table:table-row>
          <table:table-cell table:style-name="Table33.A1" office:value-type="string">
            <text:p text:style-name="Table_20_Contents"><text:bookmark text:name="LC33"/>pthread_create(&amp;pt3,NULL,task_body,"SUM300");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4"/>pthread_create(&amp;pt4,NULL,task_body,"SUM400");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5"/>pthread_create(&amp;pt5,NULL,task_body,"SUM500");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pthread_join(pt1,&amp;status);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7"/>pthread_join(pt2,NULL);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38"/>pthread_join(pt3,NULL);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39"/>pthread_join(pt4,NULL);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pthread_join(pt5,NULL);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1"/>printf("thread exit status is :%ld\n", (long)status);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42"/>return 0;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08:28:53.689898578</meta:creation-date>
    <dc:date>2021-03-04T08:29:27.850038938</dc:date>
    <meta:editing-duration>PT37S</meta:editing-duration>
    <meta:editing-cycles>1</meta:editing-cycles>
    <meta:document-statistic meta:table-count="42" meta:image-count="0" meta:object-count="0" meta:page-count="2" meta:paragraph-count="36" meta:word-count="568" meta:character-count="2689" meta:non-whitespace-character-count="2157"/>
    <meta:generator>LibreOffice/6.4.4.2$Linux_X86_64 LibreOffice_project/40$Build-2</meta:generator>
  </office:meta>
</office:document-meta>
</file>